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3875D1CE5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1244in, 0.6327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-0.2083in" svg:width="6.6516in" svg:height="2.9354in" draw:z-index="0"><draw:image xlink:href="Pictures/1000000100000780000003875D1CE54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23:51:19.220002601</meta:creation-date>
    <dc:date>2025-09-01T23:53:52.746043934</dc:date>
    <meta:editing-duration>PT2M3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